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190000012D028A61F8.svm" manifest:media-type=""/>
  <manifest:file-entry manifest:full-path="Pictures/20000001000002720000027A6FC9F71E.svm" manifest:media-type=""/>
  <manifest:file-entry manifest:full-path="Pictures/200000010000019F000000D83268335C.svm" manifest:media-type=""/>
  <manifest:file-entry manifest:full-path="Pictures/200000010000018A000000D8A4D10E32.svm" manifest:media-type=""/>
  <manifest:file-entry manifest:full-path="Pictures/2000000100000118000000D86AB3B7FE.svm" manifest:media-type=""/>
  <manifest:file-entry manifest:full-path="Pictures/2000000100000196000000D88048B7F8.svm" manifest:media-type=""/>
  <manifest:file-entry manifest:full-path="Pictures/20000002000002BE000000ED68035D5D.eps" manifest:media-type=""/>
  <manifest:file-entry manifest:full-path="Pictures/200000010000027A0000027A2368B7CD.svm" manifest:media-type=""/>
  <manifest:file-entry manifest:full-path="Pictures/2000000100000196000000D8BAE64AA1.svm" manifest:media-type=""/>
  <manifest:file-entry manifest:full-path="Pictures/20000001000001CD0000012DBE74C9DE.svm" manifest:media-type=""/>
  <manifest:file-entry manifest:full-path="Pictures/20000001000002190000017995C57019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o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od}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31cm" svg:height="3.555cm" svg:x="1.254cm" svg:y="0.735cm">
          <draw:image xlink:href="Pictures/20000002000002BE000000ED68035D5D.eps" xlink:type="simple" xlink:show="embed" xlink:actuate="onLoad">
            <text:p/>
          </draw:image>
        </draw:frame>
        <draw:frame draw:style-name="gr2" draw:text-style-name="P2" draw:layer="layout" svg:width="0.937cm" svg:height="0.911cm" svg:x="7.166cm" svg:y="3.33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21cm" svg:y="3.33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0.748cm" svg:height="0.725cm" svg:x="2.1cm" svg:y="1.363cm">
          <draw:text-box>
            <text:p><text:span text:style-name="T3">+</text:span></text:p>
          </draw:text-box>
        </draw:frame>
        <draw:frame draw:style-name="gr2" draw:text-style-name="P3" draw:layer="layout" svg:width="0.642cm" svg:height="0.725cm" svg:x="2.153cm" svg:y="2.113cm">
          <draw:text-box>
            <text:p><text:span text:style-name="T3">-</text:span></text:p>
          </draw:text-box>
        </draw:frame>
        <draw:line draw:style-name="gr3" draw:text-style-name="P1" draw:layer="layout" svg:x1="5.602cm" svg:y1="2.561cm" svg:x2="5.186cm" svg:y2="2.561cm">
          <text:p/>
        </draw:line>
        <draw:line draw:style-name="gr4" draw:text-style-name="P1" draw:layer="layout" svg:x1="5.601cm" svg:y1="2.563cm" svg:x2="5.601cm" svg:y2="3.213cm">
          <text:p/>
        </draw:line>
        <draw:line draw:style-name="gr3" draw:text-style-name="P1" draw:layer="layout" svg:x1="6.307cm" svg:y1="2.568cm" svg:x2="5.891cm" svg:y2="2.568cm">
          <text:p/>
        </draw:line>
        <draw:line draw:style-name="gr4" draw:text-style-name="P1" draw:layer="layout" svg:x1="6.306cm" svg:y1="2.57cm" svg:x2="6.306cm" svg:y2="3.22cm">
          <text:p/>
        </draw:line>
        <draw:frame draw:style-name="gr5" draw:text-style-name="P1" draw:layer="layout" svg:width="0.739cm" svg:height="0.365cm" svg:x="9.943cm" svg:y="0.32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552cm" svg:height="0.36cm" svg:x="9.082cm" svg:y="1.177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10.932cm" svg:y="1.177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486cm" svg:height="0.258cm" svg:x="8.829cm" svg:y="1.907cm">
          <draw:image xlink:href="Pictures/2000000100000196000000D8BAE64AA1.svm" xlink:type="simple" xlink:show="embed" xlink:actuate="onLoad">
            <text:p/>
          </draw:image>
        </draw:frame>
        <draw:frame draw:style-name="gr8" draw:text-style-name="P1" draw:layer="layout" svg:width="0.497cm" svg:height="0.258cm" svg:x="11.262cm" svg:y="1.907cm">
          <draw:image xlink:href="Pictures/200000010000019F000000D83268335C.svm" xlink:type="simple" xlink:show="embed" xlink:actuate="onLoad">
            <text:p/>
          </draw:image>
        </draw:frame>
        <draw:frame draw:style-name="gr9" draw:text-style-name="P1" draw:layer="layout" svg:width="0.76cm" svg:height="0.76cm" svg:x="7.877cm" svg:y="2.524cm">
          <draw:image xlink:href="Pictures/200000010000027A0000027A2368B7CD.svm" xlink:type="simple" xlink:show="embed" xlink:actuate="onLoad">
            <text:p/>
          </draw:image>
        </draw:frame>
        <draw:frame draw:style-name="gr10" draw:text-style-name="P1" draw:layer="layout" svg:width="0.75cm" svg:height="0.76cm" svg:x="11.959cm" svg:y="2.524cm">
          <draw:image xlink:href="Pictures/20000001000002720000027A6FC9F71E.svm" xlink:type="simple" xlink:show="embed" xlink:actuate="onLoad">
            <text:p/>
          </draw:image>
        </draw:frame>
        <draw:frame draw:style-name="gr9" draw:text-style-name="P1" draw:layer="layout" svg:width="0.76cm" svg:height="0.76cm" svg:x="0.239cm" svg:y="1.213cm">
          <draw:image xlink:href="Pictures/200000010000027A0000027A2368B7CD.svm" xlink:type="simple" xlink:show="embed" xlink:actuate="onLoad">
            <text:p/>
          </draw:image>
        </draw:frame>
        <draw:frame draw:style-name="gr11" draw:text-style-name="P1" draw:layer="layout" svg:width="0.472cm" svg:height="0.258cm" svg:x="1.364cm" svg:y="2cm">
          <draw:image xlink:href="Pictures/200000010000018A000000D8A4D10E32.svm" xlink:type="simple" xlink:show="embed" xlink:actuate="onLoad">
            <text:p/>
          </draw:image>
        </draw:frame>
        <draw:frame draw:style-name="gr12" draw:text-style-name="P1" draw:layer="layout" svg:width="0.486cm" svg:height="0.258cm" svg:x="2.231cm" svg:y="2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1.014cm" svg:height="0.274cm" svg:x="3.855cm" svg:y="2.069cm">
          <draw:image xlink:href="Pictures/200000010000034E000000E5D8367438.svm" xlink:type="simple" xlink:show="embed" xlink:actuate="onLoad">
            <text:p/>
          </draw:image>
        </draw:frame>
        <draw:frame draw:style-name="gr14" draw:text-style-name="P1" draw:layer="layout" svg:width="0.335cm" svg:height="0.258cm" svg:x="5.238cm" svg:y="1.977cm">
          <draw:image xlink:href="Pictures/2000000100000118000000D86AB3B7FE.svm" xlink:type="simple" xlink:show="embed" xlink:actuate="onLoad">
            <text:p/>
          </draw:image>
        </draw:frame>
        <draw:frame draw:style-name="gr6" draw:text-style-name="P1" draw:layer="layout" svg:width="0.552cm" svg:height="0.36cm" svg:x="5.923cm" svg:y="1.926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486cm" svg:height="0.258cm" svg:x="6.485cm" svg:y="1.463cm">
          <draw:image xlink:href="Pictures/2000000100000196000000D8BAE64AA1.svm" xlink:type="simple" xlink:show="embed" xlink:actuate="onLoad">
            <text:p/>
          </draw:image>
        </draw:frame>
        <draw:frame draw:style-name="gr15" draw:text-style-name="P1" draw:layer="layout" svg:width="0.643cm" svg:height="0.36cm" svg:x="5.13cm" svg:y="3.341cm">
          <draw:image xlink:href="Pictures/20000001000002190000012D028A61F8.svm" xlink:type="simple" xlink:show="embed" xlink:actuate="onLoad">
            <text:p/>
          </draw:image>
        </draw:frame>
        <draw:frame draw:style-name="gr16" draw:text-style-name="P1" draw:layer="layout" svg:width="0.643cm" svg:height="0.451cm" svg:x="6.211cm" svg:y="3.25cm">
          <draw:image xlink:href="Pictures/20000001000002190000017995C570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3:41:58</dc:date>
    <dc:creator>kkk </dc:creator>
    <meta:editing-duration>PT12M27S</meta:editing-duration>
    <meta:editing-cycles>1</meta:editing-cycles>
    <meta:document-statistic meta:object-count="25"/>
    <meta:generator>LibreOffice/3.3$Linux LibreOffice_project/330m19$Build-401</meta:generator>
  </office:meta>
</office:document-meta>
</file>